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d1856"/>
    </style:style>
    <style:style style:name="P2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d2634"/>
    </style:style>
    <style:style style:name="P3" style:family="paragraph" style:parent-style-name="Standard">
      <style:paragraph-properties fo:margin-left="0in" fo:margin-right="0in" fo:text-indent="0.5in" style:auto-text-indent="false"/>
      <style:text-properties officeooo:paragraph-rsid="001d2634"/>
    </style:style>
    <style:style style:name="T1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3" style:family="text">
      <style:text-properties fo:color="#9cdcfe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4" style:family="text">
      <style:text-properties fo:color="#9cdcfe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5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6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7" style:family="text">
      <style:text-properties fo:color="#d4d4d4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8" style:family="text">
      <style:text-properties fo:color="#d4d4d4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9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0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1" style:family="text">
      <style:text-properties fo:color="#dcdcaa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2" style:family="text">
      <style:text-properties fo:color="#dcdcaa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3" style:family="text">
      <style:text-properties fo:color="#ce9178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4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5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6" style:family="text">
      <style:text-properties fo:color="#b5cea8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7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8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9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0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1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2">Writing a program which find the letter frequency tells the number of same letters in the word:</text:span><text:span text:style-name="T22"/></text:p>
      <text:p text:style-name="P2"><text:span text:style-name="T18">const</text:span><text:span text:style-name="T5"> </text:span><text:span text:style-name="T9">letterfrequency</text:span><text:span text:style-name="T5"> = (</text:span><text:span text:style-name="T1">phrase</text:span><text:span text:style-name="T5">) </text:span><text:span text:style-name="T18">=&gt;</text:span><text:span text:style-name="T5"> </text:span><text:span text:style-name="T5"/></text:p>
      <text:p text:style-name="P2"><text:span text:style-name="T5">{</text:span><text:span text:style-name="T5"/></text:p>
      <text:p text:style-name="P2"><text:span text:style-name="T17">// let phrase = 'hahaha'</text:span><text:span text:style-name="T5"/></text:p>
      <text:p text:style-name="P2"><text:span text:style-name="T18">let</text:span><text:span text:style-name="T5"> </text:span><text:span text:style-name="T1">frequency</text:span><text:span text:style-name="T5">= {};</text:span><text:span text:style-name="T5"/></text:p>
      <text:p text:style-name="P2"><text:span text:style-name="T20">for</text:span><text:span text:style-name="T5"> ( </text:span><text:span text:style-name="T1">letter</text:span><text:span text:style-name="T5"> </text:span><text:span text:style-name="T18">of</text:span><text:span text:style-name="T5"> </text:span><text:span text:style-name="T1">phrase</text:span><text:span text:style-name="T5">)</text:span><text:span text:style-name="T5"/></text:p>
      <text:p text:style-name="P2"><text:span text:style-name="T5">{</text:span><text:span text:style-name="T5"/></text:p>
      <text:p text:style-name="P2"><text:span text:style-name="T5">    </text:span><text:span text:style-name="T1">console</text:span><text:span text:style-name="T5">.</text:span><text:span text:style-name="T9">log</text:span><text:span text:style-name="T5">(</text:span><text:span text:style-name="T1">letter</text:span><text:span text:style-name="T5">);</text:span><text:span text:style-name="T5"/></text:p>
      <text:p text:style-name="P2"><text:span text:style-name="T5">    </text:span><text:span text:style-name="T20">if</text:span><text:span text:style-name="T5">( </text:span><text:span text:style-name="T1">letter</text:span><text:span text:style-name="T5"> </text:span><text:span text:style-name="T18">in</text:span><text:span text:style-name="T5"> </text:span><text:span text:style-name="T1">frequency</text:span><text:span text:style-name="T5">)</text:span><text:span text:style-name="T5"/></text:p>
      <text:p text:style-name="P2"><text:span text:style-name="T5">    {</text:span><text:span text:style-name="T5"/></text:p>
      <text:p text:style-name="P2"><text:span text:style-name="T1">frequency</text:span><text:span text:style-name="T5">[</text:span><text:span text:style-name="T1">letter</text:span><text:span text:style-name="T5">] = </text:span><text:span text:style-name="T1">frequency</text:span><text:span text:style-name="T5">[</text:span><text:span text:style-name="T1">letter</text:span><text:span text:style-name="T5">] +</text:span><text:span text:style-name="T14">1</text:span><text:span text:style-name="T5">;</text:span><text:span text:style-name="T5"/></text:p>
      <text:p text:style-name="P2"><text:span text:style-name="T5">    }</text:span><text:span text:style-name="T5"/></text:p>
      <text:p text:style-name="P2"><text:span text:style-name="T5">    </text:span><text:span text:style-name="T20">else</text:span><text:span text:style-name="T5">{</text:span><text:span text:style-name="T5"/></text:p>
      <text:p text:style-name="P2"><text:span text:style-name="T5">        </text:span><text:span text:style-name="T1">frequency</text:span><text:span text:style-name="T5">[</text:span><text:span text:style-name="T1">letter</text:span><text:span text:style-name="T5">] =</text:span><text:span text:style-name="T14">1</text:span><text:span text:style-name="T5">;</text:span><text:span text:style-name="T5"/></text:p>
      <text:p text:style-name="P2"><text:span text:style-name="T5">    }</text:span><text:span text:style-name="T5"/></text:p>
      <text:p text:style-name="P2"><text:span text:style-name="T5">}</text:span><text:span text:style-name="T5"/></text:p>
      <text:p text:style-name="P2"><text:span text:style-name="T20">return</text:span><text:span text:style-name="T5"> </text:span><text:span text:style-name="T1">frequency</text:span><text:span text:style-name="T5">;</text:span><text:span text:style-name="T5"/></text:p>
      <text:p text:style-name="P2"><text:span text:style-name="T5">}</text:span><text:span text:style-name="T5"/></text:p>
      <text:p text:style-name="P2"><text:span text:style-name="T3">console</text:span><text:span text:style-name="T7">.</text:span><text:span text:style-name="T11">log</text:span><text:span text:style-name="T7">(</text:span><text:span text:style-name="T11">letterfrequency</text:span><text:span text:style-name="T7">(</text:span><text:span text:style-name="T13">'my name is sameer and i am learning javascript from cleevr programming.'</text:span><text:span text:style-name="T7">));</text:span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6T23:11:27.201599317</dc:date>
    <meta:editing-duration>PT5M30S</meta:editing-duration>
    <meta:editing-cycles>7</meta:editing-cycles>
    <meta:document-statistic meta:table-count="0" meta:image-count="0" meta:object-count="0" meta:page-count="1" meta:paragraph-count="19" meta:word-count="68" meta:character-count="467" meta:non-whitespace-character-count="385"/>
  </office:meta>
</office:document-meta>
</file>